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0e6a5" officeooo:paragraph-rsid="0000e6a5"/>
    </style:style>
    <style:style style:name="P2" style:family="paragraph" style:parent-style-name="Standard">
      <style:text-properties officeooo:rsid="0001c070" officeooo:paragraph-rsid="0001c070"/>
    </style:style>
    <style:style style:name="P3" style:family="paragraph" style:parent-style-name="Standard">
      <style:text-properties officeooo:rsid="0004d9ad" officeooo:paragraph-rsid="0004d9ad"/>
    </style:style>
    <style:style style:name="P4" style:family="paragraph" style:parent-style-name="Standard">
      <style:text-properties officeooo:rsid="0004d9ad" officeooo:paragraph-rsid="0008cfc7"/>
    </style:style>
    <style:style style:name="P5" style:family="paragraph" style:parent-style-name="Standard">
      <style:text-properties officeooo:rsid="0008cfc7" officeooo:paragraph-rsid="0008cfc7"/>
    </style:style>
    <style:style style:name="T1" style:family="text">
      <style:text-properties officeooo:rsid="00023eca"/>
    </style:style>
    <style:style style:name="T2" style:family="text">
      <style:text-properties officeooo:rsid="00041705"/>
    </style:style>
    <style:style style:name="T3" style:family="text">
      <style:text-properties officeooo:rsid="00049e6c"/>
    </style:style>
    <style:style style:name="T4" style:family="text">
      <style:text-properties fo:color="#000000" style:text-outline="false" style:text-line-through-style="none" style:text-line-through-type="none" style:font-name="Liberation Sans1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5" style:family="text">
      <style:text-properties officeooo:rsid="0008cfc7"/>
    </style:style>
    <style:style style:name="T6" style:family="text">
      <style:text-properties officeooo:rsid="0001c0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tadonnées liées aux manips :</text:p>
      <text:p text:style-name="P1"/>
      <text:p text:style-name="P1">- id de manip</text:p>
      <text:p text:style-name="P1">- condition 1 <text:span text:style-name="T2">(Stade de développement)</text:span></text:p>
      <text:p text:style-name="P1">- condition 2 <text:span text:style-name="T2">(Organe)</text:span></text:p>
      <text:p text:style-name="P1">- condition 3 <text:span text:style-name="T2">(Conditions de culture / Stress) multi-niveaux ?</text:span></text:p>
      <text:p text:style-name="P1">- condition 4 <text:span text:style-name="T2">(Génotype)</text:span></text:p>
      <text:p text:style-name="P1">- warning (ex. manip bizarre)</text:p>
      <text:p text:style-name="P1">- lien web pointant vers un descriptif de la manip</text:p>
      <text:p text:style-name="P1">- couleur condition <text:s/>1</text:p>
      <text:p text:style-name="P1">- couleur condition 2</text:p>
      <text:p text:style-name="P1">- couleur condition 3</text:p>
      <text:p text:style-name="P1">- couleur condition 4</text:p>
      <text:p text:style-name="P1">- nom échantillon <text:span text:style-name="T1">traitement</text:span></text:p>
      <text:p text:style-name="P1">- nom échantillon contrôle</text:p>
      <text:p text:style-name="P3">- type d’analyse (microarray / RNAseq)</text:p>
      <text:p text:style-name="P1"/>
      <text:p text:style-name="P2">Identifiants des métadonnées dans la matrice :</text:p>
      <text:p text:style-name="P2"/>
      <text:p text:style-name="P2">- id</text:p>
      <text:p text:style-name="P2">- cond1</text:p>
      <text:p text:style-name="P2">- cond2</text:p>
      <text:p text:style-name="P2">- cond3</text:p>
      <text:p text:style-name="P2">- cond4</text:p>
      <text:p text:style-name="P2">- warning</text:p>
      <text:p text:style-name="P2">- id$link</text:p>
      <text:p text:style-name="P2">- cond1$color</text:p>
      <text:p text:style-name="P2">- cond2$color</text:p>
      <text:p text:style-name="P2">- cond3$color</text:p>
      <text:p text:style-name="P2">- cond4$color</text:p>
      <text:p text:style-name="P2">- <text:span text:style-name="T1">treatment</text:span></text:p>
      <text:p text:style-name="P2">- control</text:p>
      <text:p text:style-name="P4">- typ<text:span text:style-name="T5">e</text:span></text:p>
      <text:p text:style-name="P5">- keywords</text:p>
      <text:p text:style-name="P4"/>
      <text:p text:style-name="P4"><text:span text:style-name="T5">pour chaque type de métadonnée on peut avoir plusieurs lignes :</text:span></text:p>
      <text:p text:style-name="P2"/>
      <text:p text:style-name="P2">- metadata_id : identifiant affiché</text:p>
      <text:p text:style-name="P2">- metadata_id$color : utilisé pour colorer la case de l'identifiant</text:p>
      <text:p text:style-name="P2">- metadata_id$link : permet de générer un lien clickable sur l'identifiant</text:p>
      <text:p text:style-name="P2">- <text:span text:style-name="T3">metadata_id$popup : texte riche décrivant la métadonné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Gaillard</meta:initial-creator>
    <meta:creation-date>2017-10-06T09:48:48.878767278</meta:creation-date>
    <dc:date>2018-12-04T15:47:58.806674730</dc:date>
    <meta:editing-duration>P2DT8H50M26S</meta:editing-duration>
    <meta:editing-cycles>8</meta:editing-cycles>
    <meta:generator>LibreOffice/5.2.7.2$Linux_X86_64 LibreOffice_project/20m0$Build-2</meta:generator>
    <meta:document-statistic meta:table-count="0" meta:image-count="0" meta:object-count="0" meta:page-count="1" meta:paragraph-count="36" meta:word-count="160" meta:character-count="925" meta:non-whitespace-character-count="800"/>
  </office:meta>
</office:document-meta>
</file>